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ameHelper.getQualifiedName( QName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NameHelper.asQName( NamespaceContext context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NameHelper.QNam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